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57632" officeooo:paragraph-rsid="00214d40"/>
    </style:style>
    <style:style style:name="P3" style:family="paragraph" style:parent-style-name="Standard">
      <style:paragraph-properties fo:text-align="start" style:justify-single-word="false"/>
      <style:text-properties style:font-name="Arial-BoldMT"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style:font-name="ArialMT" fo:font-size="10pt" style:font-size-asian="10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MT" fo:font-size="10pt" officeooo:rsid="00157632" officeooo:paragraph-rsid="0024e898" style:font-size-asian="10pt"/>
    </style:style>
    <style:style style:name="P6" style:family="paragraph" style:parent-style-name="Standard">
      <style:paragraph-properties fo:text-align="start" style:justify-single-word="false" style:writing-mode="lr-tb"/>
      <style:text-properties fo:color="#404040" loext:opacity="100%" style:font-name="Century Gothic1" fo:font-size="15pt" fo:language="es" fo:country="ES" officeooo:rsid="00157632" officeooo:paragraph-rsid="00214d40" style:letter-kerning="true" style:font-size-asian="15pt"/>
    </style:style>
    <style:style style:name="P7" style:family="paragraph" style:parent-style-name="Standard">
      <style:paragraph-properties fo:text-align="start" style:justify-single-word="false" style:writing-mode="lr-tb"/>
      <style:text-properties fo:color="#404040" loext:opacity="100%" style:font-name="Century Gothic1" fo:font-size="15pt" fo:language="es" fo:country="ES" officeooo:rsid="00157632" officeooo:paragraph-rsid="00214d40" style:letter-kerning="true" style:font-size-asian="15pt"/>
    </style:style>
    <style:style style:name="P8" style:family="paragraph" style:parent-style-name="Standard">
      <style:paragraph-properties fo:text-align="start" style:justify-single-word="false" style:writing-mode="lr-tb"/>
      <style:text-properties fo:color="#404040" loext:opacity="100%" style:font-name="Century Gothic1" fo:font-size="15pt" fo:language="es" fo:country="ES" officeooo:rsid="00157632" officeooo:paragraph-rsid="0024e898" style:letter-kerning="true" style:font-size-asian="15pt"/>
    </style:style>
    <style:style style:name="P9" style:family="paragraph" style:parent-style-name="Standard">
      <style:paragraph-properties fo:text-align="start" style:justify-single-word="false" style:writing-mode="lr-tb"/>
      <style:text-properties fo:color="#404040" loext:opacity="100%" style:font-name="Century Gothic1" fo:font-size="15pt" fo:language="es" fo:country="ES" officeooo:rsid="0026df8b" officeooo:paragraph-rsid="002c7cb9" style:letter-kerning="true" style:font-size-asian="15pt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157632" officeooo:paragraph-rsid="002f25d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ArialMT" fo:font-size="10pt" style:font-size-asian="10pt"/>
    </style:style>
    <style:style style:name="P13" style:family="paragraph" style:parent-style-name="Standard">
      <style:paragraph-properties fo:text-align="start" style:justify-single-word="false"/>
      <style:text-properties style:font-name="ArialMT" fo:font-size="10pt" officeooo:paragraph-rsid="002fd753" style:font-size-asian="10pt"/>
    </style:style>
    <style:style style:name="P14" style:family="paragraph" style:parent-style-name="Standard">
      <style:paragraph-properties fo:text-align="start" style:justify-single-word="false"/>
      <style:text-properties style:font-name="ArialMT" fo:font-size="10pt" officeooo:paragraph-rsid="003018f2" style:font-size-asian="10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ArialMT" fo:font-size="10pt" officeooo:rsid="00157632" officeooo:paragraph-rsid="002f71eb" style:font-size-asian="10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ArialMT" fo:font-size="10pt" officeooo:rsid="00157632" officeooo:paragraph-rsid="0024e898" style:font-size-asian="10pt"/>
    </style:style>
    <style:style style:name="P17" style:family="paragraph" style:parent-style-name="Standard">
      <style:text-properties style:font-name="ArialMT" fo:font-size="10pt" style:font-size-asian="10pt"/>
    </style:style>
    <style:style style:name="P18" style:family="paragraph" style:parent-style-name="Standard">
      <style:text-properties style:font-name="ArialMT" fo:font-size="10pt" officeooo:rsid="0033caff" officeooo:paragraph-rsid="0033caff" style:font-size-asian="10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ArialMT" fo:font-size="12pt" fo:font-weight="normal" officeooo:rsid="00157632" officeooo:paragraph-rsid="002f71e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ArialMT" fo:font-size="12pt" fo:font-weight="normal" officeooo:rsid="002f71eb" officeooo:paragraph-rsid="002f71e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Gothic" fo:font-size="10pt" officeooo:rsid="002fd753" officeooo:paragraph-rsid="002fd753" style:font-size-asian="10pt"/>
    </style:style>
    <style:style style:name="P22" style:family="paragraph" style:parent-style-name="Standard">
      <style:paragraph-properties fo:text-align="start" style:justify-single-word="false"/>
      <style:text-properties style:font-name="Century Gothic" fo:font-size="12pt" fo:font-weight="normal" officeooo:rsid="002fd753" officeooo:paragraph-rsid="002fd75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 mt" fo:font-size="11pt" officeooo:rsid="003018f2" officeooo:paragraph-rsid="00307dbb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Arial mt" fo:font-size="11pt" officeooo:rsid="003018f2" officeooo:paragraph-rsid="0031e02d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Arial mt" fo:font-size="11pt" officeooo:rsid="003018f2" officeooo:paragraph-rsid="0033caff" style:font-size-asian="11pt" style:font-size-complex="11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Arial mt" fo:font-size="11pt" fo:font-weight="normal" officeooo:rsid="00307dbb" officeooo:paragraph-rsid="00307dbb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Arial mt" fo:font-size="11pt" fo:font-weight="normal" officeooo:rsid="00307dbb" officeooo:paragraph-rsid="0031e02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Arial mt" fo:font-size="11pt" fo:font-weight="normal" officeooo:rsid="00307dbb" officeooo:paragraph-rsid="0033caff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Arial mt" fo:font-size="11pt" fo:font-weight="normal" officeooo:rsid="003018f2" officeooo:paragraph-rsid="0033caff" style:font-size-asian="11pt" style:font-weight-asian="normal" style:font-size-complex="11pt" style:font-weight-complex="normal"/>
    </style:style>
    <style:style style:name="T1" style:family="text">
      <style:text-properties style:font-name="Arial-BoldMT" fo:font-size="10pt" fo:font-weight="bold" style:font-size-asian="10pt" style:font-weight-asian="bold"/>
    </style:style>
    <style:style style:name="T2" style:family="text">
      <style:text-properties style:font-name="Arial-BoldMT" fo:font-weight="bold" style:font-weight-asian="bold"/>
    </style:style>
    <style:style style:name="T3" style:family="text">
      <style:text-properties style:font-name="ArialMT" fo:font-size="10pt" style:font-size-asian="10pt"/>
    </style:style>
    <style:style style:name="T4" style:family="text">
      <style:text-properties fo:color="#404040" loext:opacity="100%" style:font-name="Century Gothic1" fo:font-size="15pt" fo:language="es" fo:country="ES" style:letter-kerning="true" style:font-size-asian="15pt"/>
    </style:style>
    <style:style style:name="T5" style:family="text">
      <style:text-properties fo:color="#404040" loext:opacity="100%" style:font-name="Century Gothic1" fo:font-size="15pt" fo:language="es" fo:country="ES" officeooo:rsid="00214d40" style:letter-kerning="true" style:font-size-asian="15pt"/>
    </style:style>
    <style:style style:name="T6" style:family="text">
      <style:text-properties fo:color="#404040" loext:opacity="100%" style:font-name="Century Gothic1" fo:font-size="15pt" fo:language="es" fo:country="ES" officeooo:rsid="002332f7" style:letter-kerning="true" style:font-size-asian="15pt"/>
    </style:style>
    <style:style style:name="T7" style:family="text">
      <style:text-properties fo:color="#404040" loext:opacity="100%" style:font-name="Century Gothic1" fo:font-size="15pt" fo:language="es" fo:country="ES" style:letter-kerning="true" style:font-size-asian="15pt" style:font-size-complex="12pt"/>
    </style:style>
    <style:style style:name="T8" style:family="text">
      <style:text-properties fo:color="#404040" loext:opacity="100%" style:font-name="Century Gothic1" fo:font-size="12pt" fo:language="es" fo:country="ES" style:letter-kerning="true" style:font-size-asian="12pt" style:font-size-complex="12pt"/>
    </style:style>
    <style:style style:name="T9" style:family="text">
      <style:text-properties fo:color="#404040" loext:opacity="100%" style:font-name="Century Gothic1" fo:font-size="12pt" fo:language="es" fo:country="ES" officeooo:rsid="00214d40" style:letter-kerning="true" style:font-size-asian="12pt" style:font-size-complex="12pt"/>
    </style:style>
    <style:style style:name="T10" style:family="text">
      <style:text-properties fo:color="#404040" loext:opacity="100%" style:font-name="Century Gothic1" fo:font-size="12pt" fo:language="es" fo:country="ES" officeooo:rsid="002332f7" style:letter-kerning="true" style:font-size-asian="12pt" style:font-size-complex="12pt"/>
    </style:style>
    <style:style style:name="T11" style:family="text">
      <style:text-properties fo:color="#404040" loext:opacity="100%" style:font-name="Century Gothic1" fo:font-size="12pt" fo:language="es" fo:country="ES" officeooo:rsid="002c7cb9" style:letter-kerning="true" style:font-size-asian="12pt" style:font-size-complex="12pt"/>
    </style:style>
    <style:style style:name="T12" style:family="text">
      <style:text-properties fo:color="#404040" loext:opacity="100%" style:font-name="Century Gothic1" fo:font-size="12pt" fo:language="es" fo:country="ES" officeooo:rsid="002f71eb" style:letter-kerning="true" style:font-size-asian="12pt" style:font-size-complex="12pt"/>
    </style:style>
    <style:style style:name="T13" style:family="text">
      <style:text-properties fo:color="#404040" loext:opacity="100%" style:text-position="sub 58%" style:font-name="Century Gothic1" fo:font-size="15pt" fo:language="es" fo:country="ES" style:letter-kerning="true" style:font-size-asian="15pt"/>
    </style:style>
    <style:style style:name="T14" style:family="text">
      <style:text-properties fo:color="#404040" loext:opacity="100%" style:text-position="sub 58%" style:font-name="Century Gothic1" fo:font-size="15pt" fo:language="es" fo:country="ES" officeooo:rsid="00214d40" style:letter-kerning="true" style:font-size-asian="15pt"/>
    </style:style>
    <style:style style:name="T15" style:family="text">
      <style:text-properties fo:color="#404040" loext:opacity="100%" style:text-position="sub 58%" style:font-name="Century Gothic1" fo:font-size="15pt" fo:language="es" fo:country="ES" officeooo:rsid="0024e898" style:letter-kerning="true" style:font-size-asian="15pt"/>
    </style:style>
    <style:style style:name="T16" style:family="text">
      <style:text-properties fo:color="#404040" loext:opacity="100%" style:text-position="sub 58%" style:font-name="Century Gothic1" fo:font-size="15pt" fo:language="es" fo:country="ES" style:letter-kerning="true" style:font-size-asian="15pt" style:font-size-complex="12pt"/>
    </style:style>
    <style:style style:name="T17" style:family="text">
      <style:text-properties fo:color="#404040" loext:opacity="100%" style:text-position="sub 58%" style:font-name="Century Gothic1" fo:font-size="15pt" fo:language="es" fo:country="ES" officeooo:rsid="0024e898" style:letter-kerning="true" style:font-size-asian="15pt" style:font-size-complex="12pt"/>
    </style:style>
    <style:style style:name="T18" style:family="text">
      <style:text-properties fo:color="#404040" loext:opacity="100%" style:text-position="sub 58%" style:font-name="Century Gothic1" fo:font-size="15pt" fo:language="es" fo:country="ES" officeooo:rsid="00214d40" style:letter-kerning="true" style:font-size-asian="15pt" style:font-size-complex="12pt"/>
    </style:style>
    <style:style style:name="T19" style:family="text">
      <style:text-properties fo:color="#404040" loext:opacity="100%" style:text-position="sub 58%" style:font-name="Century Gothic1" fo:font-size="15pt" fo:language="es" fo:country="ES" officeooo:rsid="002f71eb" style:letter-kerning="true" style:font-size-asian="15pt" style:font-size-complex="12pt"/>
    </style:style>
    <style:style style:name="T20" style:family="text">
      <style:text-properties fo:color="#404040" loext:opacity="100%" style:text-position="sub 58%" style:font-name="Century Gothic1" fo:font-size="15pt" fo:language="es" fo:country="ES" officeooo:rsid="002f25dd" style:letter-kerning="true" style:font-size-asian="15pt"/>
    </style:style>
    <style:style style:name="T21" style:family="text">
      <style:text-properties fo:color="#404040" loext:opacity="100%" style:text-position="sub 58%" style:font-name="Century Gothic1" fo:font-size="15pt" fo:language="es" fo:country="ES" officeooo:rsid="002f71eb" style:letter-kerning="true" style:font-size-asian="15pt"/>
    </style:style>
    <style:style style:name="T22" style:family="text">
      <style:text-properties fo:color="#404040" loext:opacity="100%" style:text-position="sub 58%" style:font-name="Century Gothic1" fo:language="es" fo:country="ES" style:letter-kerning="true"/>
    </style:style>
    <style:style style:name="T23" style:family="text">
      <style:text-properties fo:color="#404040" loext:opacity="100%" style:text-position="sub 58%" style:font-name="Century Gothic1" fo:language="es" fo:country="ES" officeooo:rsid="0024e898" style:letter-kerning="true"/>
    </style:style>
    <style:style style:name="T24" style:family="text">
      <style:text-properties fo:color="#404040" loext:opacity="100%" style:text-position="sub 58%" style:font-name="Century Gothic1" fo:language="es" fo:country="ES" officeooo:rsid="002f71eb" style:letter-kerning="true"/>
    </style:style>
    <style:style style:name="T25" style:family="text">
      <style:text-properties fo:color="#404040" loext:opacity="100%" style:text-position="sub 58%" fo:language="es" fo:country="ES" fo:font-weight="normal" style:letter-kerning="true" style:font-weight-asian="normal" style:font-weight-complex="normal"/>
    </style:style>
    <style:style style:name="T26" style:family="text">
      <style:text-properties fo:color="#404040" loext:opacity="100%" style:text-position="sub 58%" fo:language="es" fo:country="ES" fo:font-weight="normal" officeooo:rsid="0031e02d" style:letter-kerning="true" style:font-weight-asian="normal" style:font-weight-complex="normal"/>
    </style:style>
    <style:style style:name="T27" style:family="text">
      <style:text-properties fo:color="#404040" loext:opacity="100%" style:text-position="sub 58%" fo:language="es" fo:country="ES" fo:font-weight="normal" officeooo:rsid="0033caff" style:letter-kerning="true" style:font-weight-asian="normal" style:font-weight-complex="normal"/>
    </style:style>
    <style:style style:name="T28" style:family="text">
      <style:text-properties fo:color="#404040" loext:opacity="100%" style:text-position="sub 58%" fo:language="es" fo:country="ES" officeooo:rsid="003018f2" style:letter-kerning="true"/>
    </style:style>
    <style:style style:name="T29" style:family="text">
      <style:text-properties fo:color="#404040" loext:opacity="100%" style:text-position="sub 58%" fo:language="es" fo:country="ES" officeooo:rsid="00157632" style:letter-kerning="true"/>
    </style:style>
    <style:style style:name="T30" style:family="text">
      <style:text-properties fo:color="#404040" loext:opacity="100%" style:text-position="sub 58%" fo:language="es" fo:country="ES" officeooo:rsid="0033caff" style:letter-kerning="true"/>
    </style:style>
    <style:style style:name="T31" style:family="text">
      <style:text-properties fo:color="#404040" loext:opacity="100%" style:text-position="0% 100%" style:font-name="Century Gothic1" fo:language="es" fo:country="ES" style:letter-kerning="true"/>
    </style:style>
    <style:style style:name="T32" style:family="text">
      <style:text-properties fo:color="#404040" loext:opacity="100%" style:text-position="0% 100%" style:font-name="Century Gothic1" fo:language="es" fo:country="ES" officeooo:rsid="002f71eb" style:letter-kerning="true"/>
    </style:style>
    <style:style style:name="T33" style:family="text">
      <style:text-properties fo:color="#404040" loext:opacity="100%" style:text-position="0% 100%" style:font-name="Century Gothic1" fo:language="es" fo:country="ES" officeooo:rsid="00214d40" style:letter-kerning="true"/>
    </style:style>
    <style:style style:name="T34" style:family="text">
      <style:text-properties fo:color="#404040" loext:opacity="100%" style:text-position="0% 100%" style:font-name="Century Gothic1" fo:language="es" fo:country="ES" officeooo:rsid="002332f7" style:letter-kerning="true"/>
    </style:style>
    <style:style style:name="T35" style:family="text">
      <style:text-properties fo:color="#404040" loext:opacity="100%" style:text-position="0% 100%" style:font-name="Century Gothic1" fo:language="es" fo:country="ES" officeooo:rsid="00157632" style:letter-kerning="true"/>
    </style:style>
    <style:style style:name="T36" style:family="text">
      <style:text-properties fo:color="#404040" loext:opacity="100%" style:text-position="0% 100%" style:font-name="Century Gothic1" fo:font-size="15pt" fo:language="es" fo:country="ES" style:letter-kerning="true" style:font-size-asian="15pt"/>
    </style:style>
    <style:style style:name="T37" style:family="text">
      <style:text-properties fo:color="#404040" loext:opacity="100%" style:text-position="0% 100%" fo:language="es" fo:country="ES" style:letter-kerning="true"/>
    </style:style>
    <style:style style:name="T38" style:family="text">
      <style:text-properties fo:color="#404040" loext:opacity="100%" style:text-position="0% 100%" fo:language="es" fo:country="ES" officeooo:rsid="00157632" style:letter-kerning="true"/>
    </style:style>
    <style:style style:name="T39" style:family="text">
      <style:text-properties fo:color="#404040" loext:opacity="100%" style:text-position="0% 100%" fo:language="es" fo:country="ES" officeooo:rsid="003018f2" style:letter-kerning="true"/>
    </style:style>
    <style:style style:name="T40" style:family="text">
      <style:text-properties fo:color="#404040" loext:opacity="100%" style:text-position="0% 100%" fo:language="es" fo:country="ES" officeooo:rsid="0033caff" style:letter-kerning="true"/>
    </style:style>
    <style:style style:name="T41" style:family="text">
      <style:text-properties fo:color="#404040" loext:opacity="100%" style:text-position="0% 100%" fo:language="es" fo:country="ES" officeooo:rsid="00307dbb" style:letter-kerning="true"/>
    </style:style>
    <style:style style:name="T42" style:family="text">
      <style:text-properties fo:color="#404040" loext:opacity="100%" style:text-position="0% 100%" fo:language="es" fo:country="ES" officeooo:rsid="0031e02d" style:letter-kerning="true"/>
    </style:style>
    <style:style style:name="T43" style:family="text">
      <style:text-properties fo:color="#404040" loext:opacity="100%" style:text-position="0% 100%" fo:language="es" fo:country="ES" fo:font-weight="normal" officeooo:rsid="00157632" style:letter-kerning="true" style:font-weight-asian="normal" style:font-weight-complex="normal"/>
    </style:style>
    <style:style style:name="T44" style:family="text">
      <style:text-properties fo:color="#404040" loext:opacity="100%" style:text-position="0% 100%" fo:language="es" fo:country="ES" fo:font-weight="normal" officeooo:rsid="00307dbb" style:letter-kerning="true" style:font-weight-asian="normal" style:font-weight-complex="normal"/>
    </style:style>
    <style:style style:name="T45" style:family="text">
      <style:text-properties fo:color="#404040" loext:opacity="100%" style:text-position="0% 100%" fo:language="es" fo:country="ES" fo:font-weight="normal" officeooo:rsid="0033caff" style:letter-kerning="true" style:font-weight-asian="normal" style:font-weight-complex="normal"/>
    </style:style>
    <style:style style:name="T46" style:family="text">
      <style:text-properties fo:color="#000000" loext:opacity="100%" style:text-position="0% 100%" style:font-name="Symbol" fo:font-size="12pt" fo:language="es" fo:country="ES" fo:font-weight="bold" officeooo:rsid="002268eb" style:letter-kerning="true" style:font-size-asian="12pt" style:font-size-complex="12pt"/>
    </style:style>
    <style:style style:name="T47" style:family="text">
      <style:text-properties officeooo:rsid="00307dbb"/>
    </style:style>
    <style:style style:name="T48" style:family="text">
      <style:text-properties officeooo:rsid="0031e02d"/>
    </style:style>
    <style:style style:name="T49" style:family="text">
      <style:text-properties officeooo:rsid="0033caff"/>
    </style:style>
    <style:style style:name="T50" style:family="text">
      <style:text-properties style:font-name="Wingdings"/>
    </style:style>
    <style:style style:name="T51" style:family="text">
      <style:text-properties style:font-name="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:</text:p>
      <text:p text:style-name="P1"/>
      <text:p text:style-name="P1"><text:span text:style-name="T1">Cliente</text:span><text:span text:style-name="T3">(idCliente, nombre, apellido, DNI, telefono, direccion)</text:span></text:p>
      <text:p text:style-name="P1"><text:span text:style-name="T1">Factura </text:span><text:span text:style-name="T3">(nroTicket, total, fecha, hora,idCliente(Fk))</text:span></text:p>
      <text:p text:style-name="P1"><text:span text:style-name="T1">Detalle</text:span><text:span text:style-name="T3">(nroTicket, idProducto, cantidad, preciounitario)</text:span></text:p>
      <text:p text:style-name="P1"><text:span text:style-name="T1">Producto</text:span><text:span text:style-name="T3">(idProducto, descripcion, precio, nombreP, stock)</text:span></text:p>
      <text:p text:style-name="P1"/>
      <text:p text:style-name="P4">1. Listar nombre, apellido, DNI, teléfono y dirección de clientes con DNI superior a 22222222.</text:p>
      <text:p text:style-name="P2"><text:span text:style-name="T4">π</text:span><text:span text:style-name="T13">nombre,</text:span><text:span text:style-name="T14">apellido,DNI,teléfono,dirección</text:span><text:span text:style-name="T4">(σ</text:span><text:span text:style-name="T14">dni&gt;</text:span><text:span text:style-name="T13">433</text:span><text:span text:style-name="T8">(Cliente))</text:span></text:p>
      <text:p text:style-name="P6"/>
      <text:p text:style-name="P6"/>
      <text:p text:style-name="P4">2. Listar nombre, apellido, DNI, teléfono y dirección de clientes con DNI superior a 22222222 y que tengan</text:p>
      <text:p text:style-name="P1"><text:span text:style-name="T3">facturas cuyo total no supere los $100000.</text:span></text:p>
      <text:p text:style-name="P10"><text:span text:style-name="T4">π</text:span><text:span text:style-name="T13">nombre,</text:span><text:span text:style-name="T14">apellido,DNI,teléfono,dirección</text:span><text:span text:style-name="T4">(σ</text:span><text:span text:style-name="T14">dni&gt;</text:span><text:span text:style-name="T13">433 </text:span><text:span text:style-name="T20">^ </text:span><text:span text:style-name="T14">total&lt;10000</text:span><text:span text:style-name="T4">(</text:span><text:span text:style-name="T5">Factura</text:span><text:span text:style-name="T6">|x|Cliente</text:span><text:span text:style-name="T4">))</text:span></text:p>
      <text:p text:style-name="P6"/>
      <text:p text:style-name="P6"/>
      <text:p text:style-name="P4">3. Listar nombre, apellido, DNI, teléfono y dirección de clientes que realizaron compras durante 2020.</text:p>
      <text:p text:style-name="P5"><text:span text:style-name="T4">π</text:span><text:span text:style-name="T13">nombre,</text:span><text:span text:style-name="T14">apellido,DNI,teléfono,dirección</text:span><text:span text:style-name="T4">(σ</text:span><text:span text:style-name="T15">fecha&gt;</text:span><text:span text:style-name="T21">01/01</text:span><text:span text:style-name="T15">2020</text:span><text:span text:style-name="T21"> ^ fecha&lt;31/12/2021</text:span><text:span text:style-name="T15"> </text:span><text:span text:style-name="T8">(</text:span><text:span text:style-name="T9">Factura</text:span><text:span text:style-name="T10">|x|Cliente</text:span><text:span text:style-name="T8">))</text:span></text:p>
      <text:p text:style-name="P8"/>
      <text:p text:style-name="P8"/>
      <text:p text:style-name="P4">4. Listar nombre, apellido, DNI, teléfono y dirección de clientes que no realizaron compras durante 2020.</text:p>
      <text:p text:style-name="P15"><text:span text:style-name="T7">π</text:span><text:span text:style-name="T16">nombre,</text:span><text:span text:style-name="T18">apellido,DNI,teléfono,dirección </text:span><text:span text:style-name="T12">(</text:span><text:span text:style-name="T8">(</text:span><text:span text:style-name="T9">Factura</text:span><text:span text:style-name="T10">|x|Cliente</text:span><text:span text:style-name="T8">) -</text:span><text:span text:style-name="T7">(σ</text:span><text:span text:style-name="T17">fecha&gt;</text:span><text:span text:style-name="T19">01/01</text:span><text:span text:style-name="T17">2020</text:span><text:span text:style-name="T19"> ^ fecha&lt;31/12/2021</text:span><text:span text:style-name="T17"> </text:span><text:span text:style-name="T8">(</text:span><text:span text:style-name="T9">Factura</text:span><text:span text:style-name="T10">|x|Cliente</text:span><text:span text:style-name="T8">))</text:span><text:span text:style-name="T12">)</text:span></text:p>
      <text:p text:style-name="P15"><text:span text:style-name="T12"/></text:p>
      <text:p text:style-name="P5"/>
      <text:p text:style-name="P5"/>
      <text:p text:style-name="P4">5. Listar nombre, apellido, DNI, teléfono y dirección de clientes que solo tengan compras durante 2020.</text:p>
      <text:p text:style-name="P4"/>
      <text:p text:style-name="P20"><text:span text:style-name="T31">FxCliente &lt;= (</text:span><text:span text:style-name="T33">Factura</text:span><text:span text:style-name="T34">|x|Cliente</text:span><text:span text:style-name="T35">)</text:span></text:p>
      <text:p text:style-name="P19"><text:span text:style-name="T36">π</text:span><text:span text:style-name="T13">nombre,</text:span><text:span text:style-name="T14">apellido,DNI,teléfono,dirección </text:span><text:span text:style-name="T32">(</text:span><text:span text:style-name="T31">σ</text:span><text:span text:style-name="T23">fecha&gt;</text:span><text:span text:style-name="T24">01/01</text:span><text:span text:style-name="T23">2020</text:span><text:span text:style-name="T24"> ^ fecha&lt;31/12/2021</text:span><text:span text:style-name="T23"> </text:span><text:span text:style-name="T31">(</text:span><text:span text:style-name="T32">FxCliente)) - (</text:span><text:span text:style-name="T31">σ</text:span><text:span text:style-name="T23">fecha&lt;</text:span><text:span text:style-name="T24">01/01</text:span><text:span text:style-name="T23">2020</text:span><text:span text:style-name="T24"> ^ fecha&gt;31/12/2021</text:span><text:span text:style-name="T23"> </text:span><text:span text:style-name="T31">(</text:span><text:span text:style-name="T32">FxCliente))</text:span></text:p>
      <text:p text:style-name="P9"><text:span text:style-name="T11"/></text:p>
      <text:p text:style-name="P9"><text:span text:style-name="T11"/></text:p>
      <text:p text:style-name="P4"/>
      <text:p text:style-name="P4">6. Listar nombre, descripción, precio y stock de productos no vendidos.</text:p>
      <text:p text:style-name="P22">productosVendidos &lt;= <text:span text:style-name="T35">π</text:span><text:span text:style-name="T22">idProducto</text:span><text:span text:style-name="T31">(</text:span><text:span text:style-name="T37">Detalle |x| Producto</text:span><text:span text:style-name="T31">)</text:span></text:p>
      <text:p text:style-name="P22"><text:span text:style-name="T31">productoNoVendidos &lt;= <text:s/></text:span><text:span text:style-name="T35">π</text:span><text:span text:style-name="T22">idProducto</text:span><text:span text:style-name="T31">(Producto) – (productosVendidos)</text:span></text:p>
      <text:p text:style-name="P22"><text:span text:style-name="T35">π</text:span><text:span text:style-name="T22">nombre,descripción, precio, stock</text:span><text:span text:style-name="T31">(productoNoVendidos |x| Producto)</text:span></text:p>
      <text:p text:style-name="P21"/>
      <text:p text:style-name="P13"><text:span text:style-name="T3"/></text:p>
      <text:p text:style-name="P4"/>
      <text:p text:style-name="P4">7. Listar nombre, apellido, DNI, teléfono y dirección de clientes que no compraron el producto con nombre</text:p>
      <text:p text:style-name="P4">‘ProductoX’ durante 2020.</text:p>
      <text:p text:style-name="P14"/>
      <text:p text:style-name="P23"><text:span text:style-name="T47">ClientesCompraronX</text:span> &lt;= <text:span text:style-name="T43">π</text:span><text:span text:style-name="T25">DNI</text:span> ( Detalle |x| <text:span text:style-name="T47">(</text:span><text:span text:style-name="T43">σ</text:span><text:span text:style-name="T25">nombreP=”ProductoX”</text:span><text:span text:style-name="T44">(</text:span>Producto<text:span text:style-name="T47">))</text:span> |x| Factura <text:span text:style-name="T47">|x|</text:span> Cliente )</text:p>
      <text:p text:style-name="P26"><text:span text:style-name="T39">C</text:span><text:span text:style-name="T37">lientesNoCompraronX &lt;= <text:s/></text:span><text:span text:style-name="T38">π</text:span><text:span text:style-name="T28">DNI</text:span><text:span text:style-name="T37">(Cliente) - <text:s/></text:span><text:span text:style-name="T38">π</text:span><text:span text:style-name="T28">DNI</text:span><text:span text:style-name="T37">(ClientesCompraronProductoX)</text:span></text:p>
      <text:p text:style-name="P26"><text:span text:style-name="T38">π</text:span><text:span text:style-name="T29">nombre, apellido, DNI, teléfono, dirección</text:span><text:span text:style-name="T38"> </text:span><text:span text:style-name="T37">(</text:span><text:span text:style-name="T39">C</text:span><text:span text:style-name="T37">lientesNoCompraronX |x| Cliente)</text:span></text:p>
      <text:p text:style-name="P14"/>
      <text:p text:style-name="P14"/>
      <text:p text:style-name="P14"/>
      <text:p text:style-name="P14"/>
      <text:p text:style-name="P4"/>
      <text:p text:style-name="P4"><text:soft-page-break/>8. Listar nombre, apellido, DNI, teléfono y dirección de clientes que compraron el producto con nombre</text:p>
      <text:p text:style-name="P4">‘Producto A’’ y no compraron el producto con nombre ‘Producto B’.</text:p>
      <text:p text:style-name="P4"/>
      <text:p text:style-name="P24"><text:span text:style-name="T47">Compraron</text:span><text:span text:style-name="T48">A</text:span> &lt;= <text:span text:style-name="T43">π</text:span><text:span text:style-name="T25">DNI</text:span> ( Detalle |x| <text:span text:style-name="T47">(</text:span><text:span text:style-name="T43">σ</text:span><text:span text:style-name="T25">nombreP=”Producto</text:span><text:span text:style-name="T26">A</text:span><text:span text:style-name="T25">”</text:span><text:span text:style-name="T44">(</text:span>Producto<text:span text:style-name="T47">))</text:span> |x| Factura <text:span text:style-name="T47">|x|</text:span> Cliente )</text:p>
      <text:p text:style-name="P28"><text:span text:style-name="T37">NoCompraron</text:span><text:span text:style-name="T40">B</text:span><text:span text:style-name="T37"> &lt;= <text:s/></text:span><text:span text:style-name="T38">π</text:span><text:span text:style-name="T28">DNI</text:span><text:span text:style-name="T37">(Cliente) - <text:s/></text:span><text:span text:style-name="T38">π</text:span><text:span text:style-name="T28">DNI</text:span><text:span text:style-name="T39"> ( Detalle |x| </text:span><text:span text:style-name="T37">(</text:span><text:span text:style-name="T38">σ</text:span><text:span text:style-name="T28">nombreP=”Producto</text:span><text:span text:style-name="T30">B</text:span><text:span text:style-name="T28">”</text:span><text:span text:style-name="T37">(</text:span><text:span text:style-name="T39">Producto</text:span><text:span text:style-name="T37">))</text:span><text:span text:style-name="T39"> |x| Factura </text:span><text:span text:style-name="T37">|x|</text:span><text:span text:style-name="T39"> Cliente )</text:span></text:p>
      <text:p text:style-name="P29"><text:span text:style-name="T38">π</text:span><text:span text:style-name="T29">nombre, apellido, DNI, teléfono, dirección</text:span><text:span text:style-name="T40">((</text:span><text:span text:style-name="T41">Compraron</text:span><text:span text:style-name="T42">A </text:span><text:span text:style-name="T46">Ç </text:span><text:span text:style-name="T41">NoCompraron</text:span><text:span text:style-name="T40">B) |x| Cliente)</text:span></text:p>
      <text:p text:style-name="P27"><text:span text:style-name="T37"/></text:p>
      <text:p text:style-name="P27"><text:span text:style-name="T37"/></text:p>
      <text:p text:style-name="P4">9. Listar nroTicket, total, fecha, hora y DNI del cliente, de aquellas facturas donde se haya comprado el</text:p>
      <text:p text:style-name="P4">producto ‘Producto C’.</text:p>
      <text:p text:style-name="P25"><text:span text:style-name="T43">π</text:span><text:span text:style-name="T27">nroTicket, total, fecha, hora, dni</text:span><text:span text:style-name="T45">((</text:span><text:span text:style-name="T43">σ</text:span><text:span text:style-name="T25">nombreP=”</text:span><text:span text:style-name="T27">Producto C</text:span><text:span text:style-name="T25">”</text:span><text:span text:style-name="T44">(</text:span>Producto<text:span text:style-name="T47">)</text:span><text:span text:style-name="T49">)</text:span><text:span text:style-name="T47"> </text:span><text:span text:style-name="T49">|x| Detalle |x| Factura |x| Cliente)</text:span></text:p>
      <text:p text:style-name="P4"/>
      <text:p text:style-name="P4"/>
      <text:p text:style-name="P4">10. Agregar un producto con id de producto 1000, descripción “mi producto”, precio $10000, nombreP</text:p>
      <text:p text:style-name="P17">“producto Z” y stock 1000. Se supone que el idProducto 1000 no existe.</text:p>
      <text:p text:style-name="P17"/>
      <text:p text:style-name="P18">Producto <text:s/><text:span text:style-name="T50">ç </text:span>Producto <text:span text:style-name="T51">È</text:span> (1000, “mi producto”, 10000, “producto Z”, 1000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mt" svg:font-family="'Arial mt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8:41:31.530000000</dc:date>
    <meta:editing-duration>PT8H18M39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37" meta:word-count="340" meta:character-count="2885" meta:non-whitespace-character-count="2575"/>
  </office:meta>
</office:document-meta>
</file>